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position=""/>
    </style:style>
    <style:style style:name="ce2" style:family="table-cell" style:parent-style-name="Default">
      <style:text-properties fo:color="#00ccff" style:text-position="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00ccff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7" style:family="table-cell" style:parent-style-name="Default">
      <style:text-properties fo: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4" table:default-cell-style-name="ce5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column table:style-name="co2" table:number-columns-repeated="3" table:default-cell-style-name="ce5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25" calcext:value-type="float">
            <text:p>125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29" calcext:value-type="float">
            <text:p>129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style-name="ce6"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64" calcext:value-type="float">
            <text:p>164</text:p>
          </table:table-cell>
          <table:table-cell table:style-name="ce4" office:value-type="float" office:value="165" calcext:value-type="float">
            <text:p>165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12" calcext:value-type="float">
            <text:p>112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71" calcext:value-type="float">
            <text:p>171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92" calcext:value-type="float">
            <text:p>92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3" calcext:value-type="float">
            <text:p>203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5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"/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1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 table:number-columns-repeated="5"/>
          <table:table-cell table:number-columns-repeated="5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/>
          <table:table-cell table:style-name="ce2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2:31:13.302357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6:29:27.629941445</meta:creation-date>
    <dc:date>2016-06-25T22:33:54.296699806</dc:date>
    <meta:editing-duration>PT39M38S</meta:editing-duration>
    <meta:editing-cycles>12</meta:editing-cycles>
    <meta:generator>LibreOffice/5.1.3.2$Linux_X86_64 LibreOffice_project/10m0$Build-2</meta:generator>
    <meta:document-statistic meta:table-count="2" meta:cell-count="468" meta:object-count="0"/>
  </office:meta>
</office:document-meta>
</file>